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officeooo:rsid="0001dcdf" officeooo:paragraph-rsid="0001dcdf" style:font-weight-asian="bold" style:font-weight-complex="bold"/>
    </style:style>
    <style:style style:name="P3" style:family="paragraph" style:parent-style-name="Standard">
      <style:text-properties fo:font-weight="bold" officeooo:rsid="00026fe9" officeooo:paragraph-rsid="00026fe9" style:font-weight-asian="bold" style:font-weight-complex="bold"/>
    </style:style>
    <style:style style:name="P4" style:family="paragraph" style:parent-style-name="Standard">
      <style:text-properties fo:font-weight="bold" officeooo:rsid="00043961" officeooo:paragraph-rsid="00043961" style:font-weight-asian="bold" style:font-weight-complex="bold"/>
    </style:style>
    <style:style style:name="P5" style:family="paragraph" style:parent-style-name="Standard">
      <style:text-properties fo:font-weight="bold" officeooo:rsid="0008d54f" officeooo:paragraph-rsid="0008d54f" style:font-weight-asian="bold" style:font-weight-complex="bold"/>
    </style:style>
    <style:style style:name="P6" style:family="paragraph" style:parent-style-name="Standard">
      <style:text-properties fo:font-weight="bold" officeooo:rsid="0009dca5" officeooo:paragraph-rsid="0009dca5" style:font-weight-asian="bold" style:font-weight-complex="bold"/>
    </style:style>
    <style:style style:name="P7" style:family="paragraph" style:parent-style-name="Standard">
      <style:text-properties fo:font-weight="bold" officeooo:rsid="000a172e" officeooo:paragraph-rsid="000a172e" style:font-weight-asian="bold" style:font-weight-complex="bold"/>
    </style:style>
    <style:style style:name="P8" style:family="paragraph" style:parent-style-name="Standard">
      <style:text-properties fo:font-weight="bold" officeooo:rsid="000bcfd2" officeooo:paragraph-rsid="000bcfd2" style:font-weight-asian="bold" style:font-weight-complex="bold"/>
    </style:style>
    <style:style style:name="P9" style:family="paragraph" style:parent-style-name="Standard">
      <style:text-properties fo:font-weight="normal" officeooo:rsid="00026fe9" officeooo:paragraph-rsid="00026fe9" style:font-weight-asian="normal" style:font-weight-complex="normal"/>
    </style:style>
    <style:style style:name="P10" style:family="paragraph" style:parent-style-name="Standard">
      <style:text-properties fo:font-weight="normal" officeooo:rsid="00043961" officeooo:paragraph-rsid="00043961" style:font-weight-asian="normal" style:font-weight-complex="normal"/>
    </style:style>
    <style:style style:name="P11" style:family="paragraph" style:parent-style-name="Standard">
      <style:text-properties fo:font-weight="normal" officeooo:rsid="00051b5c" officeooo:paragraph-rsid="00051b5c" style:font-weight-asian="normal" style:font-weight-complex="normal"/>
    </style:style>
    <style:style style:name="P12" style:family="paragraph" style:parent-style-name="Standard">
      <style:text-properties fo:font-weight="normal" officeooo:rsid="0008d54f" officeooo:paragraph-rsid="0008d54f" style:font-weight-asian="normal" style:font-weight-complex="normal"/>
    </style:style>
    <style:style style:name="P13" style:family="paragraph" style:parent-style-name="Standard">
      <style:text-properties fo:font-weight="normal" officeooo:rsid="000a172e" officeooo:paragraph-rsid="000a172e" style:font-weight-asian="normal" style:font-weight-complex="normal"/>
    </style:style>
    <style:style style:name="P14" style:family="paragraph" style:parent-style-name="Standard">
      <style:text-properties fo:font-weight="normal" officeooo:rsid="000c90a1" officeooo:paragraph-rsid="000c90a1" style:font-weight-asian="normal" style:font-weight-complex="normal"/>
    </style:style>
    <style:style style:name="T1" style:family="text">
      <style:text-properties officeooo:rsid="0001dcdf"/>
    </style:style>
    <style:style style:name="T2" style:family="text">
      <style:text-properties fo:font-weight="bold" officeooo:rsid="0001dcdf" style:font-weight-asian="bold" style:font-weight-complex="bold"/>
    </style:style>
    <style:style style:name="T3" style:family="text">
      <style:text-properties officeooo:rsid="00068f2f"/>
    </style:style>
    <style:style style:name="T4" style:family="text">
      <style:text-properties officeooo:rsid="0007d1c7"/>
    </style:style>
    <style:style style:name="T5" style:family="text">
      <style:text-properties fo:font-weight="normal" style:font-weight-asian="normal" style:font-weight-complex="normal"/>
    </style:style>
    <style:style style:name="T6" style:family="text">
      <style:text-properties fo:font-weight="normal" officeooo:rsid="000ba58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ct: Práticas avançadas em projetos <text:s/>- <text:span text:style-name="T1">Anotações</text:span></text:p>
      <text:p text:style-name="Standard"/>
      <text:p text:style-name="Standard"/>
      <text:p text:style-name="Standard"><text:span text:style-name="T2">Ciclo de Vida (Life Cycle):</text:span> </text:p>
      <text:p text:style-name="Standard"/>
      <text:p text:style-name="Standard">Inicialização: Recebe as props e states</text:p>
      <text:p text:style-name="Standard">Montagem: componentWillMount &gt; render &gt; componentDidMoment</text:p>
      <text:p text:style-name="Standard">Atualização: (Se for props começa daqui) componentWillReceiveProps -&gt; (se só state, começa daqui) shouldComponnentUpdate -&gt; Sim ou Não -&gt; componentWillUpdate -&gt; render -&gt; componentDidUpdate</text:p>
      <text:p text:style-name="Standard">Desmontagem: componentWillUnmount</text:p>
      <text:p text:style-name="Standard"/>
      <text:p text:style-name="Standard">Outros métodos do ciclo de vida:</text:p>
      <text:p text:style-name="Standard"><text:s text:c="4"/>componentDidCatch: quando lançar alguma exceção</text:p>
      <text:p text:style-name="Standard"><text:s text:c="4"/>getDerivedStateFromProps</text:p>
      <text:p text:style-name="Standard"><text:s text:c="4"/>getSnapshotBeforeUpdate</text:p>
      <text:p text:style-name="Standard"/>
      <text:p text:style-name="Standard"/>
      <text:p text:style-name="P2">Hooks:</text:p>
      <text:p text:style-name="Standard"/>
      <text:p text:style-name="Standard">São uma nova adição ao React 16.8. Eles pe<text:span text:style-name="T4">r</text:span>mitem</text:p>
      <text:p text:style-name="Standard">que você use o state e outros recursos do React sem escrever classes.</text:p>
      <text:p text:style-name="Standard"/>
      <text:p text:style-name="P3">Fragments:</text:p>
      <text:p text:style-name="P3"/>
      <text:p text:style-name="P9">Um padrão comum no React é que um componente pode retornar múltiplos elementos. Os fragmentos permitem agrupar uma lista de filhos sem adicionar nós extras no DOM.</text:p>
      <text:p text:style-name="P9"/>
      <text:p text:style-name="P4">Error Boundaries:</text:p>
      <text:p text:style-name="P4"/>
      <text:p text:style-name="P10">Um erro de Javascript em uma parte da UI não deve quebrar toda a aplicação. Pra resolver este problema para usuários do React, o React 16 introduziu um novo conceito de “error boundary”</text:p>
      <text:p text:style-name="P4"/>
      <text:p text:style-name="P11">Error Boudaries não capturam:</text:p>
      <text:p text:style-name="P11"><text:tab/>- Manipuladores de evento (um click, mou<text:span text:style-name="T3">s</text:span>emove… etc)</text:p>
      <text:p text:style-name="P11"><text:tab/>- Código Assíncrono (ex. Callbacks de setTimeOut, requestAnimationFrame);</text:p>
      <text:p text:style-name="P11"><text:tab/>- Renderização no Servidor</text:p>
      <text:p text:style-name="P11"><text:tab/>- Erros lançados na própria error boundary (ao invés de seus filhos)</text:p>
      <text:p text:style-name="P11"/>
      <text:p text:style-name="P11"/>
      <text:p text:style-name="P5">Render Props:</text:p>
      <text:p text:style-name="P5"/>
      <text:p text:style-name="P12">O termo render prop se refere a uma técnica de compartilhar código entre components React passando uma prop cujo valor é uma função</text:p>
      <text:p text:style-name="P11"/>
      <text:p text:style-name="P12">Um component com uma render prop recebe uma função que retorna um elemento react e a invoca no momento da renderização, não sendo necessário para o componente implementar uma lógica própria.</text:p>
      <text:p text:style-name="P12"/>
      <text:p text:style-name="P6"/>
      <text:p text:style-name="P6"/>
      <text:p text:style-name="P6"/>
      <text:p text:style-name="P6"><text:soft-page-break/>TypeChecking</text:p>
      <text:p text:style-name="P6"/>
      <text:p text:style-name="P7">→ <text:span text:style-name="T5">biblioteca: prop-types</text:span></text:p>
      <text:p text:style-name="P7"><text:span text:style-name="T5"><text:tab/></text:span><text:span text:style-name="T6">import PropTypes from ‘prop-types’ ou { tipo... } from ‘prop-types’</text:span></text:p>
      <text:p text:style-name="P6"/>
      <text:p text:style-name="P13">Na medida que sua aplicação cresce, você pode capturar muitos bugs com checagem de tipos. Em algumas aplicações, você pode usar extensões do Javascript como Flow ou Typescript para checar os tipos de toda a sua aplicação. Porém, mesmo se você não usá-las, React possui algumas habilidades de checagem de tipos nativas.</text:p>
      <text:p text:style-name="P11"/>
      <text:p text:style-name="P8">Refs e DOM:</text:p>
      <text:p text:style-name="P8"/>
      <text:p text:style-name="P14">Com refs é possível acessar a árvore do DOM e/ou elementos React.</text:p>
      <text:p text:style-name="P14"/>
      <text:p text:style-name="P14">Quando utilizar:</text:p>
      <text:p text:style-name="P14"><text:tab/>- Manipulação de bibliotecas de terceiros</text:p>
      <text:p text:style-name="P14"><text:tab/>- Gerenciamento de input (foco), seleção de textos ou reprodução de mídias</text:p>
      <text:p text:style-name="P14"><text:tab/>- Animações imperativas</text:p>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21:25:58.427191960</meta:creation-date>
    <dc:date>2021-10-29T23:37:28.649697435</dc:date>
    <meta:editing-duration>PT2H11M28S</meta:editing-duration>
    <meta:editing-cycles>12</meta:editing-cycles>
    <meta:generator>LibreOffice/6.4.7.2$Linux_X86_64 LibreOffice_project/40$Build-2</meta:generator>
    <meta:document-statistic meta:table-count="0" meta:image-count="0" meta:object-count="0" meta:page-count="2" meta:paragraph-count="35" meta:word-count="345" meta:character-count="2274" meta:non-whitespace-character-count="1942"/>
  </office:meta>
</office:document-meta>
</file>